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88cm"/>
    </style:style>
    <style:style style:name="co31" style:family="table-column">
      <style:table-column-properties fo:break-before="auto" style:column-width="1.19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19" table:default-cell-style-name="ce15"/>
        <table:table-column table:style-name="co12" table:default-cell-style-name="ce15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15" table:default-cell-style-name="ce15"/>
        <table:table-column table:style-name="co23" table:default-cell-style-name="ce15"/>
        <table:table-column table:style-name="co24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15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873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2494.18</text:p>
          </table:table-cell>
          <table:table-cell table:number-columns-repeated="16378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3" table:default-cell-style-name="ce15"/>
        <table:table-column table:style-name="co34" table:default-cell-style-name="ce15"/>
        <table:table-column table:style-name="co22" table:default-cell-style-name="ce15"/>
        <table:table-column table:style-name="co23" table:default-cell-style-name="ce15"/>
        <table:table-column table:style-name="co35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number-columns-repeated="2"/>
          <table:table-cell office:value-type="string" calcext:value-type="string">
            <text:p>3132.72</text:p>
          </table:table-cell>
          <table:table-cell table:number-columns-repeated="15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.00.0000</text:date>, <text:time style:data-style-name="N2" text:time-value="16:01:01.80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02T16:04:38.536000000</dc:date>
    <meta:editing-duration>P4DT13H57M12S</meta:editing-duration>
    <meta:editing-cycles>1801</meta:editing-cycles>
    <meta:document-statistic meta:table-count="4" meta:cell-count="10089" meta:object-count="0"/>
  </office:meta>
</office:document-meta>
</file>